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5.478cm" fo:margin-left="1cm" table:align="left"/>
    </style:style>
    <style:style style:name="Tabela1.A" style:family="table-column">
      <style:table-column-properties style:column-width="2.676cm"/>
    </style:style>
    <style:style style:name="Tabela1.B" style:family="table-column">
      <style:table-column-properties style:column-width="12.802cm"/>
    </style:style>
    <style:style style:name="Tabela1.A1" style:family="table-cell">
      <style:table-cell-properties fo:padding="0.049cm" fo:border="none"/>
    </style:style>
    <style:style style:name="Tabela2" style:family="table">
      <style:table-properties style:width="12.577cm" fo:margin-left="1cm" table:align="left"/>
    </style:style>
    <style:style style:name="Tabela2.A" style:family="table-column">
      <style:table-column-properties style:column-width="2.676cm"/>
    </style:style>
    <style:style style:name="Tabela2.B" style:family="table-column">
      <style:table-column-properties style:column-width="9.901cm"/>
    </style:style>
    <style:style style:name="Tabela2.A1" style:family="table-cell">
      <style:table-cell-properties fo:padding="0.049cm" fo:border="none"/>
    </style:style>
    <style:style style:name="P1" style:family="paragraph" style:parent-style-name="Text_20_body" style:list-style-name="L4"/>
    <style:style style:name="P2" style:family="paragraph" style:parent-style-name="Text_20_body" style:list-style-name="L5"/>
    <style:style style:name="P3" style:family="paragraph" style:parent-style-name="Text_20_body" style:list-style-name="L6"/>
    <style:style style:name="P4" style:family="paragraph" style:parent-style-name="Text_20_body">
      <style:paragraph-properties fo:margin-left="1cm" fo:margin-right="0cm" fo:text-indent="0cm" style:auto-text-indent="false"/>
    </style:style>
    <style:style style:name="P5" style:family="paragraph" style:parent-style-name="Text_20_body" style:list-style-name="L4">
      <style:paragraph-properties fo:margin-top="0cm" fo:margin-bottom="0cm" loext:contextual-spacing="false"/>
    </style:style>
    <style:style style:name="P6" style:family="paragraph" style:parent-style-name="Text_20_body" style:list-style-name="L5">
      <style:paragraph-properties fo:margin-top="0cm" fo:margin-bottom="0cm" loext:contextual-spacing="false"/>
    </style:style>
    <style:style style:name="P7" style:family="paragraph" style:parent-style-name="Text_20_body" style:list-style-name="L6">
      <style:paragraph-properties fo:margin-top="0cm" fo:margin-bottom="0cm" loext:contextual-spacing="false"/>
    </style:style>
    <style:style style:name="P8" style:family="paragraph" style:parent-style-name="List_20_Heading">
      <style:paragraph-properties fo:margin-top="0cm" fo:margin-bottom="0.499cm" loext:contextual-spacing="false"/>
    </style:style>
    <style:style style:name="P9" style:family="paragraph" style:parent-style-name="Preformatted_20_Text">
      <style:paragraph-properties fo:margin-top="0cm" fo:margin-bottom="0.499cm" loext:contextual-spacing="false"/>
    </style:style>
    <style:style style:name="P10" style:family="paragraph" style:parent-style-name="List_20_Contents" style:list-style-name="L1"/>
    <style:style style:name="P11" style:family="paragraph" style:parent-style-name="List_20_Contents">
      <style:paragraph-properties fo:margin-top="0cm" fo:margin-bottom="0.499cm" loext:contextual-spacing="false"/>
    </style:style>
    <style:style style:name="P12" style:family="paragraph" style:parent-style-name="List_20_Contents" style:list-style-name="L1">
      <style:paragraph-properties fo:margin-top="0cm" fo:margin-bottom="0.499cm" loext:contextual-spacing="false"/>
    </style:style>
    <style:style style:name="P13" style:family="paragraph" style:parent-style-name="Table_20_Contents" style:list-style-name="L3"/>
    <style:style style:name="P14" style:family="paragraph" style:parent-style-name="Table_20_Contents" style:list-style-name="L2">
      <style:paragraph-properties fo:margin-top="0cm" fo:margin-bottom="0.499cm" loext:contextual-spacing="false"/>
    </style:style>
    <style:style style:name="P15" style:family="paragraph" style:parent-style-name="Table_20_Contents" style:list-style-name="L3">
      <style:paragraph-properties fo:margin-top="0cm" fo:margin-bottom="0.499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figuração</text:h>
      <text:section text:style-name="Sect1" text:name="configuracao">
        <text:p text:style-name="Text_20_body">Embora as convenções eliminem a necessidade de configurar todo o CakePHP, Você ainda precisará configurar algumas coisas, como suas credenciais de banco de dados por exemplo.</text:p>
        <text:p text:style-name="Text_20_body">Além disso, há opções de configuração opcionais que permitem trocar valores padrão e implementações com as personalizadas para seu aplicativo.</text:p>
        <text:section text:style-name="Sect1" text:name="configurando-sua-aplicacao">
          <text:h text:style-name="Heading_20_2" text:outline-level="2"><text:bookmark text:name="index-1"/>Configurando sua Aplicação</text:h>
          <text:p text:style-name="Text_20_body">A configuração é geralmente armazenada em arquivos PHP ou INI, e carregada durante a execução do código de inicialização. O CakePHP vem com um arquivo de configuração por padrão. Mas se necessário, você pode adicionar arquivos de configuração adicionais e carregá-los no código de inicialização do aplicativo. <text:a xlink:type="simple" xlink:href="https://book.cakephp.org/3.0/pt/development/configuration.html#Cake%5CCore%5CConfigure" text:style-name="Internet_20_link" text:visited-style-name="Visited_20_Internet_20_Link"><text:span text:style-name="Source_20_Text">Cake\Core\Configure</text:span></text:a> é usado para configuração global, e classes como <text:span text:style-name="Source_20_Text">Cache</text:span> providenciam <text:span text:style-name="Source_20_Text">config()</text:span> métodos para tornar a configuração simples e transparente.</text:p>
          <text:section text:style-name="Sect1" text:name="carregando-arquivos-de-configuracoes-adicionais">
            <text:h text:style-name="Heading_20_3" text:outline-level="3">Carregando Arquivos de Configurações Adicionais</text:h>
            <text:p text:style-name="Text_20_body">Se sua aplicação tiver muitas opções de configuração, pode ser útil dividir a configuração em vários arquivos. Depois de criar cada um dos arquivos no seu <text:span text:style-name="Strong_20_Emphasis">config/</text:span> diretório, você pode carregá-los em <text:span text:style-name="Strong_20_Emphasis">bootstrap.php</text:span>:</text:p>
            <text:p text:style-name="Preformatted_20_Text">use Cake\Core\Configure;</text:p>
            <text:p text:style-name="Preformatted_20_Text">use Cake\Core\Configure\Engine\PhpConfig;</text:p>
            <text:p text:style-name="Preformatted_20_Text"/>
            <text:p text:style-name="Preformatted_20_Text">Configure::config('default', new PhpConfig());</text:p>
            <text:p text:style-name="Preformatted_20_Text">Configure::load('app', 'default', false);</text:p>
            <text:p text:style-name="P9">Configure::load('other_config', 'default');</text:p>
            <text:p text:style-name="Text_20_body">Você também pode usar arquivos de configuração adicionais para fornecer sobreposições específicas do ambiente. Cada arquivo carregado após <text:span text:style-name="Strong_20_Emphasis">app.php</text:span> pode redefinir valores previamente declarados permitindo que você personalize a configuração para ambientes de desenvolvimento ou de homologação.</text:p>
          </text:section>
          <text:section text:style-name="Sect1" text:name="configuracao-geral">
            <text:h text:style-name="Heading_20_3" text:outline-level="3">Configuração Geral</text:h>
            <text:p text:style-name="Text_20_body">Abaixo está uma descrição das variáveis e como elas afetam seu aplicativo CakePHP.</text:p>
            <text:p text:style-name="List_20_Heading">debug </text:p>
            <text:p text:style-name="List_20_Contents">Altera a saída de depuração do CakePHP. <text:span text:style-name="Source_20_Text">false</text:span> = Modo Produção. Não é exibido nenhuma mensagem de erro e/ou aviso. <text:span text:style-name="Source_20_Text">true</text:span> = Modo de Desenvolvimento. É exibido todas as mensagens de erros e/ou avisos. </text:p>
            <text:p text:style-name="P8">App.namespace </text:p>
            <text:p text:style-name="P4">O namespace em que as classes do aplicativo estão.</text:p>
            <text:p text:style-name="P4"><text:soft-page-break/>Ao alterar o namespace em sua configuração, você também precisará atualizar o arquivo ** composer.json ** para usar esse namespace também. Além disso, crie um novo carregador automático executando <text:span text:style-name="Source_20_Text">php composer.phar dumpautoload</text:span>.</text:p>
            <text:p text:style-name="List_20_Heading"><text:bookmark text:name="core-configuration-baseurl"/>App.baseUrl </text:p>
            <text:p text:style-name="List_20_Contents">Não comentar esta definição se você <text:span text:style-name="Strong_20_Emphasis">não</text:span> planeja usar o mod_rewrite do Apache com o CakePHP. Não se esqueça de remover seus arquivos .htaccess também. </text:p>
            <text:p text:style-name="List_20_Heading">App.base </text:p>
            <text:p text:style-name="List_20_Contents">O diretório base no qual o aplicativo reside. Se <text:span text:style-name="Source_20_Text">false</text:span> isso será detectado automaticamente. Se não <text:span text:style-name="Source_20_Text">false</text:span>, certifique-se de que sua seqüência de caracteres começa com um <text:span text:style-name="Citation">/</text:span> e NÃO termina com um <text:span text:style-name="Citation">/</text:span>. Por exemplo, <text:span text:style-name="Citation">/basedir</text:span> deve ser uma App.base válida. Caso contrário, o AuthComponent não funcionará corretamente. </text:p>
            <text:p text:style-name="List_20_Heading">App.encoding </text:p>
            <text:p text:style-name="List_20_Contents">Defina a codificação que seu aplicativo usa. Essa codificação é usada para gerar o charset no layout e codificar entidades. Ele deve corresponder aos valores de codificação especificados para o seu banco de dados. </text:p>
            <text:p text:style-name="List_20_Heading">App.webroot </text:p>
            <text:p text:style-name="List_20_Contents">O diretório raiz da aplicação web. </text:p>
            <text:p text:style-name="List_20_Heading">App.wwwRoot </text:p>
            <text:p text:style-name="List_20_Contents">O diretório raiz dos arquivos da aplicação web. </text:p>
            <text:p text:style-name="List_20_Heading">App.fullBaseUrl </text:p>
            <text:p text:style-name="List_20_Contents">O nome de domínio totalmente qualificado (incluindo o protocolo) para a raiz do aplicativo. Isso é usado ao gerar URLs absolutos. Por padrão, esse valor é gerado usando a variável $_SERVER. Entretanto, Você deve defini-lo manualmente para otimizar o desempenho ou se você está preocupado com as pessoas manipulando o cabeçalho do <text:span text:style-name="Source_20_Text">Host</text:span>. Em um contexto CLI (do Shell) a <text:span text:style-name="Citation">fullBaseUrl</text:span> não pode ser lido a partir de $_SERVER, como não há servidor envolvido. Você precisará especificá-lo se precisar gerar URLs de um shell (por exemplo, ao enviar e-mails). </text:p>
            <text:p text:style-name="List_20_Heading">App.imageBaseUrl </text:p>
            <text:p text:style-name="List_20_Contents">O caminho da web para as imagens públicas na webroot da aplicação. Se você estiver usando um <text:a xlink:type="simple" xlink:href="https://book.cakephp.org/3.0/pt/appendices/glossary.html#term-cdn" text:style-name="Internet_20_link" text:visited-style-name="Visited_20_Internet_20_Link">CDN</text:a>, você deve definir este valor para a localização do CDN. </text:p>
            <text:p text:style-name="List_20_Heading">App.cssBaseUrl </text:p>
            <text:p text:style-name="List_20_Contents">O caminho da web para os arquivos de estilos em cascata(<text:span text:style-name="Strong_20_Emphasis">.css</text:span>) públicos na webroot da aplicação. Se você estiver usando um <text:a xlink:type="simple" xlink:href="https://book.cakephp.org/3.0/pt/appendices/glossary.html#term-cdn" text:style-name="Internet_20_link" text:visited-style-name="Visited_20_Internet_20_Link">CDN</text:a>, você deve definir este valor para a localização do CDN. </text:p>
            <text:p text:style-name="List_20_Heading">App.jsBaseUrl </text:p>
            <text:p text:style-name="List_20_Contents">O caminho da web para os scripts (em JavaScript) públicos na webroot da aplicação. Se você estiver usando um <text:a xlink:type="simple" xlink:href="https://book.cakephp.org/3.0/pt/appendices/glossary.html#term-cdn" text:style-name="Internet_20_link" text:visited-style-name="Visited_20_Internet_20_Link">CDN</text:a>, você deve definir este valor para a localização do CDN. </text:p>
            <text:p text:style-name="List_20_Heading">App.paths </text:p>
            <text:p text:style-name="List_20_Contents">Configurar caminhos para recursos não baseados em classe. Suporta as subchaves <text:span text:style-name="Source_20_Text">plugins</text:span>, <text:span text:style-name="Source_20_Text">templates</text:span>, <text:span text:style-name="Source_20_Text">locales</text:span>, que permitem a definição de caminhos para plugins, templates e arquivos de locale respectivamente. </text:p>
            <text:p text:style-name="List_20_Heading">Security.salt </text:p>
            <text:p text:style-name="List_20_Contents">Uma seqüência aleatória usada em hash. Uma seqüência aleatória usada em hash. Este valor também é usado como o sal HMAC ao fazer criptografia simétrica. </text:p>
            <text:p text:style-name="P8">Asset.timestamp </text:p>
            <text:p text:style-name="P4">Acrescenta um carimbo de data/hora que é a última hora modificada do arquivo específico no final dos URLs de arquivos de recurso (CSS, JavaScript, Image) ao usar assistentes adequados. Valores válidos:</text:p>
            <text:list xml:id="list8625682743076508804" text:style-name="L1">
              <text:list-item>
                <text:p text:style-name="P10"><text:soft-page-break/>(bool) <text:span text:style-name="Source_20_Text">false</text:span> - Não fazer nada (padrão) </text:p>
              </text:list-item>
              <text:list-item>
                <text:p text:style-name="P10">(bool) <text:span text:style-name="Source_20_Text">true</text:span> - Acrescenta o carimbo de data/hora quando depuração é <text:span text:style-name="Source_20_Text">true</text:span> </text:p>
              </text:list-item>
              <text:list-item>
                <text:p text:style-name="P12">(string) ‘force’ - Sempre anexa o carimbo de data/hora. </text:p>
              </text:list-item>
            </text:list>
          </text:section>
          <text:section text:style-name="Sect1" text:name="configuracao-do-banco-de-dados">
            <text:h text:style-name="Heading_20_3" text:outline-level="3">Configuração do banco de dados</text:h>
            <text:p text:style-name="Text_20_body">Consulte <text:a xlink:type="simple" xlink:href="https://book.cakephp.org/3.0/pt/orm/database-basics.html#database-configuration" text:style-name="Internet_20_link" text:visited-style-name="Visited_20_Internet_20_Link">Database Configuration</text:a> para obter informações sobre como configurar suas conexões de banco de dados.</text:p>
          </text:section>
          <text:section text:style-name="Sect1" text:name="configuracao-do-cache">
            <text:h text:style-name="Heading_20_3" text:outline-level="3">Configuração do Cache</text:h>
            <text:p text:style-name="Text_20_body">Consulte <text:a xlink:type="simple" xlink:href="https://book.cakephp.org/3.0/pt/core-libraries/caching.html#cache-configuration" text:style-name="Internet_20_link" text:visited-style-name="Visited_20_Internet_20_Link">Caching Configuration</text:a> para obter informações sobre como configurar o cache no CakePHP.</text:p>
          </text:section>
          <text:section text:style-name="Sect1" text:name="configuracao-de-manipulacao-de-erro-e-excecao">
            <text:h text:style-name="Heading_20_3" text:outline-level="3">Configuração de manipulação de erro e exceção</text:h>
            <text:p text:style-name="Text_20_body">Consulte <text:a xlink:type="simple" xlink:href="https://book.cakephp.org/3.0/pt/development/errors.html#error-configuration" text:style-name="Internet_20_link" text:visited-style-name="Visited_20_Internet_20_Link">Error and Exception Configuration</text:a> para obter informações sobre como configurar manipuladores de erro e exceção.</text:p>
          </text:section>
          <text:section text:style-name="Sect1" text:name="configuracao-de-log">
            <text:h text:style-name="Heading_20_3" text:outline-level="3">Configuração de log</text:h>
            <text:p text:style-name="Text_20_body">Consulte <text:a xlink:type="simple" xlink:href="https://book.cakephp.org/3.0/pt/core-libraries/logging.html#log-configuration" text:style-name="Internet_20_link" text:visited-style-name="Visited_20_Internet_20_Link">Logging Configuration</text:a> para obter informações sobre como configurar o log no CakePHP.</text:p>
          </text:section>
          <text:section text:style-name="Sect1" text:name="configuracao-de-e-mail">
            <text:h text:style-name="Heading_20_3" text:outline-level="3">Configuração de e-mail</text:h>
            <text:p text:style-name="Text_20_body">Consulte <text:a xlink:type="simple" xlink:href="https://book.cakephp.org/3.0/pt/core-libraries/email.html#email-configuration" text:style-name="Internet_20_link" text:visited-style-name="Visited_20_Internet_20_Link">Email Configuration</text:a> para obter informações sobre como configurar predefinições de e-mail no CakePHP.</text:p>
          </text:section>
          <text:section text:style-name="Sect1" text:name="configuracao-de-sessao">
            <text:h text:style-name="Heading_20_3" text:outline-level="3">Configuração de sessão</text:h>
            <text:p text:style-name="Text_20_body">Consulte <text:a xlink:type="simple" xlink:href="https://book.cakephp.org/3.0/pt/development/sessions.html#session-configuration" text:style-name="Internet_20_link" text:visited-style-name="Visited_20_Internet_20_Link">Session Configuration</text:a> para obter informações sobre como configurar o tratamento de sessão no CakePHP.</text:p>
          </text:section>
          <text:section text:style-name="Sect1" text:name="configuracao-de-roteamento">
            <text:h text:style-name="Heading_20_3" text:outline-level="3">Configuração de roteamento</text:h>
            <text:p text:style-name="Text_20_body">Consulte <text:a xlink:type="simple" xlink:href="https://book.cakephp.org/3.0/pt/development/routing.html#routes-configuration" text:style-name="Internet_20_link" text:visited-style-name="Visited_20_Internet_20_Link">Routes Configuration</text:a> para obter mais informações sobre como configurar o roteamento e criar rotas para seu aplicativo.</text:p>
          </text:section>
        </text:section>
        <text:section text:style-name="Sect1" text:name="caminhos-adicionais-de-classe">
          <text:h text:style-name="Heading_20_2" text:outline-level="2"><text:bookmark text:name="additional-class-paths"/>Caminhos adicionais de classe</text:h>
          <text:p text:style-name="Text_20_body">Caminhos de classe adicionais são configurados através dos carregadores automáticos usados pelo aplicativo. Ao usar o <text:span text:style-name="Source_20_Text">Composer</text:span> para gerar o seu arquivo de autoload, você pode fazer o seguinte, para fornecer caminhos alternativos para controladores em seu aplicativo:</text:p>
          <text:p text:style-name="Preformatted_20_Text">"autoload": {</text:p>
          <text:p text:style-name="Preformatted_20_Text"><text:s text:c="4"/>"psr-4": {</text:p>
          <text:p text:style-name="Preformatted_20_Text"><text:s text:c="8"/>"App\\Controller\\": "/path/to/directory/with/controller/folders",</text:p>
          <text:p text:style-name="Preformatted_20_Text"><text:s text:c="8"/>"App\": "src"</text:p>
          <text:p text:style-name="Preformatted_20_Text"><text:s text:c="4"/>}</text:p>
          <text:p text:style-name="P9">}</text:p>
          <text:p text:style-name="Text_20_body"><text:soft-page-break/>O código acima seria configurar caminhos para o namespace <text:span text:style-name="Source_20_Text">App</text:span> e <text:span text:style-name="Source_20_Text">App\Controller</text:span>. A primeira chave será pesquisada e, se esse caminho não contiver a classe/arquivo, a segunda chave será pesquisada. Você também pode mapear um namespace único para vários diretórios com o seguinte código:</text:p>
          <text:p text:style-name="Preformatted_20_Text">"autoload": {</text:p>
          <text:p text:style-name="Preformatted_20_Text"><text:s text:c="4"/>"psr-4": {</text:p>
          <text:p text:style-name="Preformatted_20_Text"><text:s text:c="8"/>"App\": ["src", "/path/to/directory"]</text:p>
          <text:p text:style-name="Preformatted_20_Text"><text:s text:c="4"/>}</text:p>
          <text:p text:style-name="P9">}</text:p>
          <text:section text:style-name="Sect1" text:name="plugin-modelos-de-visualizacao-e-caminhos-locais">
            <text:h text:style-name="Heading_20_3" text:outline-level="3">Plugin, Modelos de Visualização e Caminhos Locais</text:h>
            <text:p text:style-name="Text_20_body">Como os plug-ins, os modelos de visualização (Templates) e os caminhos locais (locales) não são classes, eles não podem ter um autoloader configurado. O CakePHP fornece três variáveis de configuração para configurar caminhos adicionais para esses recursos. No <text:span text:style-name="Strong_20_Emphasis">config/app.php</text:span> você pode definir estas variáveis</text:p>
            <text:p text:style-name="Preformatted_20_Text">return [</text:p>
            <text:p text:style-name="Preformatted_20_Text"><text:s text:c="4"/>// More configuration</text:p>
            <text:p text:style-name="Preformatted_20_Text"><text:s text:c="4"/>'App' =&gt; [</text:p>
            <text:p text:style-name="Preformatted_20_Text"><text:s text:c="8"/>'paths' =&gt; [</text:p>
            <text:p text:style-name="Preformatted_20_Text"><text:s text:c="12"/>'plugins' =&gt; [</text:p>
            <text:p text:style-name="Preformatted_20_Text"><text:s text:c="16"/>ROOT . DS . 'plugins' . DS,</text:p>
            <text:p text:style-name="Preformatted_20_Text"><text:s text:c="16"/>'/path/to/other/plugins/'</text:p>
            <text:p text:style-name="Preformatted_20_Text"><text:s text:c="12"/>],</text:p>
            <text:p text:style-name="Preformatted_20_Text"><text:s text:c="12"/>'templates' =&gt; [</text:p>
            <text:p text:style-name="Preformatted_20_Text"><text:s text:c="16"/>APP . 'Template' . DS,</text:p>
            <text:p text:style-name="Preformatted_20_Text"><text:s text:c="16"/>APP . 'Template2' . DS</text:p>
            <text:p text:style-name="Preformatted_20_Text"><text:s text:c="12"/>],</text:p>
            <text:p text:style-name="Preformatted_20_Text"><text:s text:c="12"/>'locales' =&gt; [</text:p>
            <text:p text:style-name="Preformatted_20_Text"><text:s text:c="16"/>APP . 'Locale' . DS</text:p>
            <text:p text:style-name="Preformatted_20_Text"><text:s text:c="12"/>]</text:p>
            <text:p text:style-name="Preformatted_20_Text"><text:s text:c="8"/>]</text:p>
            <text:p text:style-name="Preformatted_20_Text"><text:s text:c="4"/>]</text:p>
            <text:p text:style-name="P9">];</text:p>
            <text:p text:style-name="Text_20_body">Caminhos devem terminar com um separador de diretório, ou eles não funcionarão corretamente.</text:p>
          </text:section>
        </text:section>
        <text:section text:style-name="Sect1" text:name="configuracao-de-inflexao">
          <text:h text:style-name="Heading_20_2" text:outline-level="2">Configuração de Inflexão</text:h>
          <text:p text:style-name="Text_20_body">Consulte <text:a xlink:type="simple" xlink:href="https://book.cakephp.org/3.0/pt/core-libraries/inflector.html#inflection-configuration" text:style-name="Internet_20_link" text:visited-style-name="Visited_20_Internet_20_Link">Configuração da inflexão</text:a> para obter mais informações sobre como fazer a configuração de inflexão.</text:p>
        </text:section>
        <text:section text:style-name="Sect1" text:name="namespace-Cake\Core">
          <text:h text:style-name="Heading_20_2" text:outline-level="2"><text:bookmark text:name="configurar-classe"/>Configurar classe</text:h>
          <text:p text:style-name="P8"><text:bookmark text:name="Cake\Core\Configure"/><text:span text:style-name="Emphasis">class </text:span><text:span text:style-name="Source_20_Text">Cake\Core\Configure</text:span> </text:p>
          <text:p text:style-name="Text_20_body">A classe de Configuração do CakePHP pode ser usada para armazenar e recuperar valores específicos do aplicativo ou do tempo de execução. Tenha cuidado, pois essa classe permite que você armazene qualquer coisa nela, para que em seguida, usá-la em qualquer outra parte do seu código: Dando ma certa tentação de quebrar o padrão MVC do CakePHP. O objetivo principal da classe Configurar é manter variáveis centralizadas <text:soft-page-break/>que podem ser compartilhadas entre muitos objetos. Lembre-se de tentar viver por “convenção sobre a configuração” e você não vai acabar quebrando a estrutura MVC previamente definida.</text:p>
          <text:p text:style-name="Text_20_body">Você pode acessar o <text:span text:style-name="Source_20_Text">Configure</text:span> de qualquer lugar de seu aplicativo:</text:p>
          <text:p text:style-name="P9">Configure::read('debug');</text:p>
          <text:section text:style-name="Sect1" text:name="escrevendo-dados-de-configuracao">
            <text:h text:style-name="Heading_20_3" text:outline-level="3">Escrevendo dados de configuração</text:h>
            <text:p text:style-name="P8"><text:bookmark text:name="Cake\Core\Configure::write"/><text:span text:style-name="Emphasis">static </text:span><text:span text:style-name="Source_20_Text">Cake\Core\Configure::write</text:span>(<text:span text:style-name="Emphasis">$key</text:span>, <text:span text:style-name="Emphasis">$value</text:span>) </text:p>
            <text:p text:style-name="Text_20_body">Use <text:span text:style-name="Source_20_Text">write()</text:span> para armazenar dados na configuração do aplicativo:</text:p>
            <text:p text:style-name="Preformatted_20_Text">Configure::write('Company.name', 'Pizza, Inc.');</text:p>
            <text:p text:style-name="P9">Configure::write('Company.slogan','Pizza for your body and soul');</text:p>
            <text:p text:style-name="Text_20_body">O <text:a xlink:type="simple" xlink:href="https://book.cakephp.org/3.0/pt/appendices/glossary.html#term-dot-notation" text:style-name="Internet_20_link" text:visited-style-name="Visited_20_Internet_20_Link">dot notation</text:a> usado no parâmetro <text:span text:style-name="Source_20_Text">$key</text:span> pode ser usado para organizar suas configurações em grupos lógicos.</text:p>
            <text:p text:style-name="Text_20_body">O exemplo acima também pode ser escrito em uma única chamada:</text:p>
            <text:p text:style-name="Preformatted_20_Text">Configure::write('Company', [</text:p>
            <text:p text:style-name="Preformatted_20_Text"><text:s text:c="4"/>'name' =&gt; 'Pizza, Inc.',</text:p>
            <text:p text:style-name="Preformatted_20_Text"><text:s text:c="4"/>'slogan' =&gt; 'Pizza for your body and soul'</text:p>
            <text:p text:style-name="P9">]);</text:p>
            <text:p text:style-name="Text_20_body">Você pode usar <text:span text:style-name="Source_20_Text">Configure::write('debug', $bool)</text:span> para alternar entre os modos de depuração e produção na mosca. Isso é especialmente útil para interações JSON onde informações de depuração podem causar problemas de análise.</text:p>
          </text:section>
          <text:section text:style-name="Sect1" text:name="leitura-de-dados-de-configuracao">
            <text:h text:style-name="Heading_20_3" text:outline-level="3">Leitura de dados de configuração</text:h>
            <text:p text:style-name="P8"><text:bookmark text:name="Cake\Core\Configure::read"/><text:span text:style-name="Emphasis">static </text:span><text:span text:style-name="Source_20_Text">Cake\Core\Configure::read</text:span>(<text:span text:style-name="Emphasis">$key = null</text:span>) </text:p>
            <text:p text:style-name="Text_20_body">Usado para ler dados de configuração da aplicação. Por padrão o valor de depuração do CakePHP é importante. Se for fornecida uma chave, os dados são retornados. Usando nossos exemplos de write() acima, podemos ler os dados de volta:</text:p>
            <text:p text:style-name="Preformatted_20_Text">Configure::read('Company.name'); <text:s text:c="3"/>// Yields: 'Pizza, Inc.'</text:p>
            <text:p text:style-name="Preformatted_20_Text">Configure::read('Company.slogan'); <text:s/>// Yields: 'Pizza for your body</text:p>
            <text:p text:style-name="Preformatted_20_Text"><text:s text:c="36"/>// and soul'</text:p>
            <text:p text:style-name="Preformatted_20_Text"/>
            <text:p text:style-name="Preformatted_20_Text">Configure::read('Company');</text:p>
            <text:p text:style-name="Preformatted_20_Text"/>
            <text:p text:style-name="Preformatted_20_Text">//Rendimentos:</text:p>
            <text:p text:style-name="P9">['name' =&gt; 'Pizza, Inc.', 'slogan' =&gt; 'Pizza for your body and soul'];</text:p>
            <text:p text:style-name="Text_20_body">Se $key for deixada nula, todos os valores em Configure serão retornados.</text:p>
            <text:p text:style-name="P8"><text:bookmark text:name="Cake\Core\Configure::readOrFail"/><text:span text:style-name="Emphasis">static </text:span><text:span text:style-name="Source_20_Text">Cake\Core\Configure::readOrFail</text:span>(<text:span text:style-name="Emphasis">$key</text:span>) </text:p>
            <text:p text:style-name="Text_20_body"><text:soft-page-break/>Lê dados de configuração como <text:a xlink:type="simple" xlink:href="https://book.cakephp.org/3.0/pt/development/configuration.html#Cake%5CCore%5CConfigure::read" text:style-name="Internet_20_link" text:visited-style-name="Visited_20_Internet_20_Link"><text:span text:style-name="Source_20_Text">Cake\Core\Configure::read</text:span></text:a>, mas espera encontrar um par chave/valor. Caso o par solicitado não exista, a <text:span text:style-name="Source_20_Text">RuntimeException</text:span> será lançada:</text:p>
            <text:p text:style-name="Preformatted_20_Text">Configure::readOrFail('Company.name'); <text:s text:c="3"/>// Rendimentos: 'Pizza, Inc.'</text:p>
            <text:p text:style-name="Preformatted_20_Text">Configure::readOrFail('Company.geolocation'); <text:s/>// Vai lançar uma exceção</text:p>
            <text:p text:style-name="Preformatted_20_Text"/>
            <text:p text:style-name="Preformatted_20_Text">Configure::readOrFail('Company');</text:p>
            <text:p text:style-name="Preformatted_20_Text"/>
            <text:p text:style-name="Preformatted_20_Text">// Rendimentos:</text:p>
            <text:p text:style-name="P9">['name' =&gt; 'Pizza, Inc.', 'slogan' =&gt; 'Pizza for your body and soul'];</text:p>
            <text:p text:style-name="Text_20_body">Novo na versão 3.1.7: <text:span text:style-name="Source_20_Text">Configure::readOrFail()</text:span> Foi adicionado na versão 3.1.7</text:p>
          </text:section>
          <text:section text:style-name="Sect1" text:name="verificar-se-os-dados-de-configuracao-estao-definidos">
            <text:h text:style-name="Heading_20_3" text:outline-level="3">Verificar se os dados de configuração estão definidos</text:h>
            <text:p text:style-name="P8"><text:bookmark text:name="Cake\Core\Configure::check"/><text:span text:style-name="Emphasis">static </text:span><text:span text:style-name="Source_20_Text">Cake\Core\Configure::check</text:span>(<text:span text:style-name="Emphasis">$key</text:span>) </text:p>
            <text:p text:style-name="Text_20_body">Usado para verificar se uma chave/caminho existe e tem valor não nulo:</text:p>
            <text:p text:style-name="P9">$exists = Configure::check('Company.name');</text:p>
          </text:section>
          <text:section text:style-name="Sect1" text:name="excluindo-dados-de-configuracao">
            <text:h text:style-name="Heading_20_3" text:outline-level="3">Excluindo Dados de Configuração</text:h>
            <text:p text:style-name="P8"><text:bookmark text:name="Cake\Core\Configure::delete"/><text:span text:style-name="Emphasis">static </text:span><text:span text:style-name="Source_20_Text">Cake\Core\Configure::delete</text:span>(<text:span text:style-name="Emphasis">$key</text:span>) </text:p>
            <text:p text:style-name="Text_20_body">Usado para excluir informações da configuração da aplicação:</text:p>
            <text:p text:style-name="P9">Configure::delete('Company.name');</text:p>
          </text:section>
          <text:section text:style-name="Sect1" text:name="leitura-e-exclusao-de-dados-de-configuracao">
            <text:h text:style-name="Heading_20_3" text:outline-level="3">Leitura e exclusão de dados de configuração</text:h>
            <text:p text:style-name="P8"><text:bookmark text:name="Cake\Core\Configure::consume"/><text:span text:style-name="Emphasis">static </text:span><text:span text:style-name="Source_20_Text">Cake\Core\Configure::consume</text:span>(<text:span text:style-name="Emphasis">$key</text:span>) </text:p>
            <text:p text:style-name="Text_20_body">Ler e excluir uma chave do Configure. Isso é útil quando você deseja combinar leitura e exclusão de valores em uma única operação.</text:p>
          </text:section>
        </text:section>
        <text:section text:style-name="Sect1" text:name="lendo-e-escreveendo-arquivos-de-configuracao">
          <text:h text:style-name="Heading_20_2" text:outline-level="2">Lendo e escreveendo arquivos de configuração</text:h>
          <text:p text:style-name="P8"><text:bookmark text:name="Cake\Core\Configure::config"/><text:span text:style-name="Emphasis">static </text:span><text:span text:style-name="Source_20_Text">Cake\Core\Configure::config</text:span>(<text:span text:style-name="Emphasis">$name</text:span>, <text:span text:style-name="Emphasis">$engine</text:span>) </text:p>
          <text:p text:style-name="Text_20_body">O CakePHP vem com dois mecanismos de arquivos de configuração embutidos. <text:a xlink:type="simple" xlink:href="https://book.cakephp.org/3.0/pt/development/configuration.html#Cake%5CCore%5CConfigure%5CEngine%5CPhpConfig" text:style-name="Internet_20_link" text:visited-style-name="Visited_20_Internet_20_Link"><text:span text:style-name="Source_20_Text">Cake\Core\Configure\Engine\PhpConfig</text:span></text:a> é capaz de ler arquivos de configuração do PHP, no mesmo formato que o Configure tem lido historicamente. <text:a xlink:type="simple" xlink:href="https://book.cakephp.org/3.0/pt/development/configuration.html#Cake%5CCore%5CConfigure%5CEngine%5CIniConfig" text:style-name="Internet_20_link" text:visited-style-name="Visited_20_Internet_20_Link"><text:span text:style-name="Source_20_Text">Cake\Core\Configure\Engine\IniConfig</text:span></text:a> é capaz de ler os arquivos de configuração no formato ini(.ini). Consulte a documentação do <text:a xlink:type="simple" xlink:href="http://php.net/parse_ini_file" text:style-name="Internet_20_link" text:visited-style-name="Visited_20_Internet_20_Link">PHP</text:a> para obter mais informações sobre os detalhes dos arquivos ini. Para usar um mecanismo de configuração do núcleo, você precisará conectá-lo ao Configure usando <text:a xlink:type="simple" xlink:href="https://book.cakephp.org/3.0/pt/development/configuration.html#Cake%5CCore%5CConfigure::config" text:style-name="Internet_20_link" text:visited-style-name="Visited_20_Internet_20_Link"><text:span text:style-name="Source_20_Text">Configure::config()</text:span></text:a>:</text:p>
          <text:p text:style-name="Preformatted_20_Text">use Cake\Core\Configure\Engine\PhpConfig;</text:p>
          <text:p text:style-name="Preformatted_20_Text"/>
          <text:p text:style-name="Preformatted_20_Text"><text:soft-page-break/>// Ler os arquivos de configuração da configuração</text:p>
          <text:p text:style-name="Preformatted_20_Text">Configure::config('default', new PhpConfig());</text:p>
          <text:p text:style-name="Preformatted_20_Text"/>
          <text:p text:style-name="Preformatted_20_Text">// Ler arquivos de configuração de outro diretório.</text:p>
          <text:p text:style-name="P9">Configure::config('default', new PhpConfig('/path/to/your/config/files/'));</text:p>
          <text:p text:style-name="Text_20_body">Você pode ter vários mecanismos anexados para Configure, cada um lendo diferentes tipos ou fontes de arquivos de configuração. Você pode interagir com os motores conectados usando alguns outros métodos em Configure. Para verificar quais aliases de motor estão conectados você pode usar <text:span text:style-name="Source_20_Text">Configure::configured()</text:span>:</text:p>
          <text:p text:style-name="Preformatted_20_Text">// Obter a matriz de aliases para os motores conectados.</text:p>
          <text:p text:style-name="Preformatted_20_Text">Configure::configured();</text:p>
          <text:p text:style-name="Preformatted_20_Text"/>
          <text:p text:style-name="Preformatted_20_Text">// Verificar se um motor específico está ligado.</text:p>
          <text:p text:style-name="P9">Configure::configured('default');</text:p>
          <text:p text:style-name="P8"><text:bookmark text:name="Cake\Core\Configure::drop"/><text:span text:style-name="Emphasis">static </text:span><text:span text:style-name="Source_20_Text">Cake\Core\Configure::drop</text:span>(<text:span text:style-name="Emphasis">$name</text:span>) </text:p>
          <text:p text:style-name="Text_20_body">Você também pode remover os motores conectados. <text:span text:style-name="Source_20_Text">Configure::drop('default')</text:span> removeria o alias de mecanismo padrão. Quaisquer tentativas futuras de carregar arquivos de configuração com esse mecanismo falhariam:</text:p>
          <text:p text:style-name="P9">Configure::drop('default');</text:p>
          <text:section text:style-name="Sect1" text:name="carregando-arquivos-de-configuracoes">
            <text:h text:style-name="Heading_20_3" text:outline-level="3"><text:bookmark text:name="loading-configuration-files"/>Carregando arquivos de configurações</text:h>
            <text:p text:style-name="P8"><text:bookmark text:name="Cake\Core\Configure::load"/><text:span text:style-name="Emphasis">static </text:span><text:span text:style-name="Source_20_Text">Cake\Core\Configure::load</text:span>(<text:span text:style-name="Emphasis">$key</text:span>, <text:span text:style-name="Emphasis">$config = 'default'</text:span>, <text:span text:style-name="Emphasis">$merge = true</text:span>) </text:p>
            <text:p text:style-name="Text_20_body">Depois de ter anexado um motor de configuração para o Configure, ficará disponível para poder carregar ficheiros de configuração:</text:p>
            <text:p text:style-name="Preformatted_20_Text">// Load my_file.php using the 'default' engine object.</text:p>
            <text:p text:style-name="P9">Configure::load('my_file', 'default');</text:p>
            <text:p text:style-name="Text_20_body">Os arquivos de configuração que foram carregados mesclam seus dados com a configuração de tempo de execução existente no Configure. Isso permite que você sobrescreva e adicione novos valores à configuração de tempo de execução existente. Ao definir <text:span text:style-name="Source_20_Text">$merge</text:span> para <text:span text:style-name="Source_20_Text">true</text:span>, os valores nunca substituirão a configuração existente.</text:p>
          </text:section>
          <text:section text:style-name="Sect1" text:name="criando-ou-modificando-arquivos-de-configuracao">
            <text:h text:style-name="Heading_20_3" text:outline-level="3">Criando ou modificando arquivos de configuração</text:h>
            <text:p text:style-name="P8"><text:bookmark text:name="Cake\Core\Configure::dump"/><text:span text:style-name="Emphasis">static </text:span><text:span text:style-name="Source_20_Text">Cake\Core\Configure::dump</text:span>(<text:span text:style-name="Emphasis">$key</text:span>, <text:span text:style-name="Emphasis">$config = 'default'</text:span>, <text:span text:style-name="Emphasis">$keys = []</text:span>) </text:p>
            <text:p text:style-name="Text_20_body">Despeja todos ou alguns dos dados que estão no Configure em um sistema de arquivos ou armazenamento suportado por um motor de configuração. O formato de serialização é decidido pelo mecanismo de configuração anexado como $config. Por exemplo, se o mecanismo ‘padrão’ é <text:a xlink:type="simple" xlink:href="https://book.cakephp.org/3.0/pt/development/configuration.html#Cake%5CCore%5CConfigure%5CEngine%5CPhpConfig" text:style-name="Internet_20_link" text:visited-style-name="Visited_20_Internet_20_Link"><text:span text:style-name="Source_20_Text">Cake\Core\Configure\Engine\PhpConfig</text:span></text:a>, o arquivo gerado será um arquivo de configuração PHP carregável pelo <text:a xlink:type="simple" xlink:href="https://book.cakephp.org/3.0/pt/development/configuration.html#Cake%5CCore%5CConfigure%5CEngine%5CPhpConfig" text:style-name="Internet_20_link" text:visited-style-name="Visited_20_Internet_20_Link"><text:span text:style-name="Source_20_Text">Cake\Core\Configure\Engine\PhpConfig</text:span></text:a></text:p>
            <text:p text:style-name="Text_20_body"><text:soft-page-break/>Dado que o motor ‘default’ é uma instância do PhpConfig. Salve todos os dados em Configure no arquivo <text:span text:style-name="Citation">my_config.php</text:span>:</text:p>
            <text:p text:style-name="P9">Configure::dump('my_config', 'default');</text:p>
            <text:p text:style-name="Text_20_body">Salvar somente a configuração de manipulação de erro:</text:p>
            <text:p text:style-name="P9">Configure::dump('error', 'default', ['Error', 'Exception']);</text:p>
            <text:p text:style-name="Text_20_body"><text:span text:style-name="Source_20_Text">Configure::dump()</text:span> pode ser usado para modificar ou substituir arquivos de configuração que são legíveis com <text:a xlink:type="simple" xlink:href="https://book.cakephp.org/3.0/pt/development/configuration.html#Cake%5CCore%5CConfigure::load" text:style-name="Internet_20_link" text:visited-style-name="Visited_20_Internet_20_Link"><text:span text:style-name="Source_20_Text">Configure::load()</text:span></text:a></text:p>
          </text:section>
          <text:section text:style-name="Sect1" text:name="armazenando-configuracao-do-tempo-de-execucao">
            <text:h text:style-name="Heading_20_3" text:outline-level="3">Armazenando Configuração do Tempo de Execução</text:h>
            <text:p text:style-name="P8"><text:bookmark text:name="Cake\Core\Configure::store"/><text:span text:style-name="Emphasis">static </text:span><text:span text:style-name="Source_20_Text">Cake\Core\Configure::store</text:span>(<text:span text:style-name="Emphasis">$name</text:span>, <text:span text:style-name="Emphasis">$cacheConfig = 'default'</text:span>, <text:span text:style-name="Emphasis">$data = null</text:span>) </text:p>
            <text:p text:style-name="Text_20_body">Você também pode armazenar valores de configuração de tempo de execução para uso em uma solicitação futura. Como o configure só lembra valores para a solicitação atual, você precisará armazenar qualquer informação de configuração modificada se você quiser usá-la em solicitações futuras:</text:p>
            <text:p text:style-name="Preformatted_20_Text">// Armazena a configuração atual na chave 'user_1234' no cache 'default'.</text:p>
            <text:p text:style-name="P9">Configure::store('user_1234', 'default');</text:p>
            <text:p text:style-name="Text_20_body">Os dados de configuração armazenados são mantidos na configuração de cache nomeada. Consulte a documentação <text:a xlink:type="simple" xlink:href="https://book.cakephp.org/3.0/pt/core-libraries/caching.html" text:style-name="Internet_20_link" text:visited-style-name="Visited_20_Internet_20_Link">Caching</text:a> para obter mais informações sobre o cache.</text:p>
          </text:section>
          <text:section text:style-name="Sect1" text:name="restaurando-a-configuracao-do-tempo-de-execucao">
            <text:h text:style-name="Heading_20_3" text:outline-level="3">Restaurando a Configuração do Tempo de Execução</text:h>
            <text:p text:style-name="P8"><text:bookmark text:name="Cake\Core\Configure::restore"/><text:span text:style-name="Emphasis">static </text:span><text:span text:style-name="Source_20_Text">Cake\Core\Configure::restore</text:span>(<text:span text:style-name="Emphasis">$name</text:span>, <text:span text:style-name="Emphasis">$cacheConfig = 'default'</text:span>) </text:p>
            <text:p text:style-name="Text_20_body">Depois de ter armazenado a configuração de tempo de execução, você provavelmente precisará restaurá-la para que você possa acessá-la novamente. <text:span text:style-name="Source_20_Text">Configure::restore()</text:span> faz exatamente isso:</text:p>
            <text:p text:style-name="Preformatted_20_Text">// Restaura a configuração do tempo de execução do cache.</text:p>
            <text:p text:style-name="P9">Configure::restore('user_1234', 'default');</text:p>
            <text:p text:style-name="Text_20_body">Ao restaurar informações de configuração, é importante restaurá-lo com a mesma chave e configuração de cache usada para armazená-lo. As informações restauradas são mescladas em cima da configuração de tempo de execução existente.</text:p>
          </text:section>
        </text:section>
        <text:section text:style-name="Sect1" text:name="criando-seus-proprios-mecanismos-de-configuracao">
          <text:h text:style-name="Heading_20_2" text:outline-level="2">Criando seus próprios mecanismos de configuração</text:h>
          <text:p text:style-name="Text_20_body">Como os mecanismos de configuração são uma parte extensível do CakePHP, você pode criar mecanismos de configuração em seu aplicativo e plugins. Os motores de configuração precisam de uma <text:a xlink:type="simple" xlink:href="https://book.cakephp.org/3.0/pt/development/configuration.html#Cake%5CCore%5CConfigure%5CConfigEngineInterface" text:style-name="Internet_20_link" text:visited-style-name="Visited_20_Internet_20_Link"><text:span text:style-name="Source_20_Text">Cake\Core\Configure\ConfigEngineInterface</text:span></text:a>. Esta interface define um método de leitura, como o único método necessário. Se você gosta de arquivos XML, você pode criar um motor de XML de configuração simples para sua aplicação:</text:p>
          <text:p text:style-name="Preformatted_20_Text"><text:soft-page-break/>// Em src/Configure/Engine/XmlConfig.php</text:p>
          <text:p text:style-name="Preformatted_20_Text">namespace App\Configure\Engine;</text:p>
          <text:p text:style-name="Preformatted_20_Text"/>
          <text:p text:style-name="Preformatted_20_Text">use Cake\Core\Configure\ConfigEngineInterface;</text:p>
          <text:p text:style-name="Preformatted_20_Text">use Cake\Utility\Xml;</text:p>
          <text:p text:style-name="Preformatted_20_Text"/>
          <text:p text:style-name="Preformatted_20_Text">class XmlConfig implements ConfigEngineInterface</text:p>
          <text:p text:style-name="Preformatted_20_Text">{</text:p>
          <text:p text:style-name="Preformatted_20_Text"/>
          <text:p text:style-name="Preformatted_20_Text"><text:s text:c="4"/>public function __construct($path = null)</text:p>
          <text:p text:style-name="Preformatted_20_Text"><text:s text:c="4"/>{</text:p>
          <text:p text:style-name="Preformatted_20_Text"><text:s text:c="8"/>if (!$path) {</text:p>
          <text:p text:style-name="Preformatted_20_Text"><text:s text:c="12"/>$path = CONFIG;</text:p>
          <text:p text:style-name="Preformatted_20_Text"><text:s text:c="8"/>}</text:p>
          <text:p text:style-name="Preformatted_20_Text"><text:s text:c="8"/>$this-&gt;_path = $path;</text:p>
          <text:p text:style-name="Preformatted_20_Text"><text:s text:c="4"/>}</text:p>
          <text:p text:style-name="Preformatted_20_Text"/>
          <text:p text:style-name="Preformatted_20_Text"><text:s text:c="4"/>public function read($key)</text:p>
          <text:p text:style-name="Preformatted_20_Text"><text:s text:c="4"/>{</text:p>
          <text:p text:style-name="Preformatted_20_Text"><text:s text:c="8"/>$xml = Xml::build($this-&gt;_path . $key . '.xml');</text:p>
          <text:p text:style-name="Preformatted_20_Text"><text:s text:c="8"/>return Xml::toArray($xml);</text:p>
          <text:p text:style-name="Preformatted_20_Text"><text:s text:c="4"/>}</text:p>
          <text:p text:style-name="Preformatted_20_Text"/>
          <text:p text:style-name="Preformatted_20_Text"><text:s text:c="4"/>public function dump($key, array $data)</text:p>
          <text:p text:style-name="Preformatted_20_Text"><text:s text:c="4"/>{</text:p>
          <text:p text:style-name="Preformatted_20_Text"><text:s text:c="8"/>// Code to dump data to file</text:p>
          <text:p text:style-name="Preformatted_20_Text"><text:s text:c="4"/>}</text:p>
          <text:p text:style-name="P9">}</text:p>
          <text:p text:style-name="Text_20_body">No seu <text:span text:style-name="Strong_20_Emphasis">config/bootstrap.php</text:span> você poderia anexar este mecanismo e usá-lo:</text:p>
          <text:p text:style-name="Preformatted_20_Text">use App\Configure\Engine\XmlConfig;</text:p>
          <text:p text:style-name="Preformatted_20_Text"/>
          <text:p text:style-name="Preformatted_20_Text">Configure::config('xml', new XmlConfig());</text:p>
          <text:p text:style-name="Preformatted_20_Text">...</text:p>
          <text:p text:style-name="Preformatted_20_Text"/>
          <text:p text:style-name="P9">Configure::load('my_xml', 'xml');</text:p>
          <text:p text:style-name="Text_20_body">O método <text:span text:style-name="Source_20_Text">read()</text:span> de um mecanismo de configuração, deve retornar uma matriz das informações de configuração que o recurso chamado <text:span text:style-name="Source_20_Text">$key</text:span> contém.</text:p>
          <text:p text:style-name="P8"><text:bookmark text:name="namespace-Cake\Core\Configure"/><text:bookmark text:name="Cake\Core\Configure\ConfigEngineInterface"/><text:span text:style-name="Emphasis">interface </text:span><text:span text:style-name="Source_20_Text">Cake\Core\Configure\ConfigEngineInterface</text:span> </text:p>
          <text:p text:style-name="P11">Define a interface usada pelas classes que lêem dados de configuração e armazenam-no em <text:span text:style-name="Source_20_Text">Configure</text:span></text:p>
          <text:p text:style-name="List_20_Heading"><text:bookmark text:name="Cake\Core\Configure\ConfigEngineInterface::read"/><text:span text:style-name="Source_20_Text">Cake\Core\Configure\ConfigEngineInterface::read</text:span>(<text:span text:style-name="Emphasis">$key</text:span>) </text:p>
          <table:table table:name="Tabela1" table:style-name="Tabela1">
            <table:table-column table:style-name="Tabela1.A"/>
            <table:table-column table:style-name="Tabela1.B"/>
            <table:table-row>
              <table:table-cell table:style-name="Tabela1.A1" office:value-type="string">
                <text:p text:style-name="Table_20_Heading">Parâmetros:</text:p>
              </table:table-cell>
              <table:table-cell table:style-name="Tabela1.A1" office:value-type="string">
                <text:list xml:id="list1812449060009757646" text:style-name="L2">
                  <text:list-item>
                    <text:p text:style-name="P14"><text:span text:style-name="Strong_20_Emphasis">$key</text:span> (<text:span text:style-name="Emphasis">string</text:span>) – O nome da chave ou identificador a carregar. </text:p>
                  </text:list-item>
                </text:list>
              </table:table-cell>
            </table:table-row>
          </table:table>
          <text:p text:style-name="P11">Esse método deve carregar/analisar os dados de configuração identificados pelo <text:span text:style-name="Source_20_Text">$key</text:span> e retornar uma matriz de dados no arquivo.</text:p>
          <text:p text:style-name="List_20_Heading"><text:bookmark text:name="Cake\Core\Configure\ConfigEngineInterface::dump"/><text:span text:style-name="Source_20_Text">Cake\Core\Configure\ConfigEngineInterface::dump</text:span>(<text:span text:style-name="Emphasis">$key</text:span>) </text:p>
          <table:table table:name="Tabela2" table:style-name="Tabela2">
            <table:table-column table:style-name="Tabela2.A"/>
            <table:table-column table:style-name="Tabela2.B"/>
            <table:table-row>
              <table:table-cell table:style-name="Tabela2.A1" office:value-type="string">
                <text:p text:style-name="Table_20_Heading">Parâmetros:</text:p>
              </table:table-cell>
              <table:table-cell table:style-name="Tabela2.A1" office:value-type="string">
                <text:list xml:id="list7607456565449649220" text:style-name="L3">
                  <text:list-item>
                    <text:p text:style-name="P13"><text:span text:style-name="Strong_20_Emphasis">$key</text:span> (<text:span text:style-name="Emphasis">string</text:span>) – O identificador para escrever. </text:p>
                  </text:list-item>
                  <text:list-item>
                    <text:p text:style-name="P15"><text:span text:style-name="Strong_20_Emphasis">$data</text:span> (<text:span text:style-name="Emphasis">array</text:span>) – Os dados para despejo. </text:p>
                  </text:list-item>
                </text:list>
              </table:table-cell>
            </table:table-row>
          </table:table>
          <text:p text:style-name="P11"><text:soft-page-break/>Esse método deve despejar/armazenar os dados de configuração fornecidos para uma chave identificada pelo <text:span text:style-name="Source_20_Text">$key</text:span>.</text:p>
        </text:section>
        <text:section text:style-name="Sect1" text:name="namespace-Cake\Core\Configure\Engine">
          <text:h text:style-name="Heading_20_2" text:outline-level="2"><text:bookmark text:name="motores-de-configuracao-integrados"/>Motores de Configuração Integrados</text:h>
          <text:section text:style-name="Sect1" text:name="arquivos-de-configuracao-do-php">
            <text:h text:style-name="Heading_20_3" text:outline-level="3">Arquivos de configuração do PHP</text:h>
            <text:p text:style-name="P8"><text:bookmark text:name="Cake\Core\Configure\Engine\PhpConfig"/><text:span text:style-name="Emphasis">class </text:span><text:span text:style-name="Source_20_Text">Cake\Core\Configure\Engine\PhpConfig</text:span> </text:p>
            <text:p text:style-name="Text_20_body">Permite ler arquivos de configuração que são armazenados como arquivos simples do PHP. Você pode ler arquivos da configuração do aplicativo ou do plugin configs diretórios usando <text:a xlink:type="simple" xlink:href="https://book.cakephp.org/3.0/pt/appendices/glossary.html#term-sintaxe-plugin" text:style-name="Internet_20_link" text:visited-style-name="Visited_20_Internet_20_Link">sintaxe plugin</text:a>. Arquivos <text:span text:style-name="Emphasis">devem</text:span> retornar uma matriz. Um exemplo de arquivo de configuração seria semelhante a:</text:p>
            <text:p text:style-name="Preformatted_20_Text">return [</text:p>
            <text:p text:style-name="Preformatted_20_Text"><text:s text:c="4"/>'debug' =&gt; 0,</text:p>
            <text:p text:style-name="Preformatted_20_Text"><text:s text:c="4"/>'Security' =&gt; [</text:p>
            <text:p text:style-name="Preformatted_20_Text"><text:s text:c="8"/>'salt' =&gt; 'its-secret'</text:p>
            <text:p text:style-name="Preformatted_20_Text"><text:s text:c="4"/>],</text:p>
            <text:p text:style-name="Preformatted_20_Text"><text:s text:c="4"/>'App' =&gt; [</text:p>
            <text:p text:style-name="Preformatted_20_Text"><text:s text:c="8"/>'namespace' =&gt; 'App'</text:p>
            <text:p text:style-name="Preformatted_20_Text"><text:s text:c="4"/>]</text:p>
            <text:p text:style-name="P9">];</text:p>
            <text:p text:style-name="Text_20_body">Carregue seu arquivo de configuração personalizado inserindo o seguinte em <text:span text:style-name="Strong_20_Emphasis">config/bootstrap.php</text:span>:</text:p>
            <text:p text:style-name="P9">Configure::load('customConfig');</text:p>
          </text:section>
          <text:section text:style-name="Sect1" text:name="arquivos-de-configuracao-ini">
            <text:h text:style-name="Heading_20_3" text:outline-level="3">Arquivos de configuração Ini</text:h>
            <text:p text:style-name="P8"><text:bookmark text:name="Cake\Core\Configure\Engine\IniConfig"/><text:span text:style-name="Emphasis">class </text:span><text:span text:style-name="Source_20_Text">Cake\Core\Configure\Engine\IniConfig</text:span> </text:p>
            <text:p text:style-name="Text_20_body">Permite ler arquivos de configuração armazenados como arquivos .ini simples. Os arquivos ini devem ser compatíveis com a função <text:span text:style-name="Source_20_Text">parse_ini_file()</text:span> do php e beneficiar das seguintes melhorias.</text:p>
            <text:list xml:id="list3593702110349321649" text:style-name="L4">
              <text:list-item>
                <text:p text:style-name="P5">Os valores separados por ponto são expandidos em arrays. </text:p>
              </text:list-item>
              <text:list-item>
                <text:p text:style-name="P1">Valores booleanos como ‘on’ e ‘off’ são convertidos em booleanos. </text:p>
              </text:list-item>
            </text:list>
            <text:p text:style-name="Text_20_body">Um exemplo de arquivo ini seria semelhante a:</text:p>
            <text:p text:style-name="Preformatted_20_Text">debug = 0</text:p>
            <text:p text:style-name="Preformatted_20_Text"/>
            <text:p text:style-name="Preformatted_20_Text">[Security]</text:p>
            <text:p text:style-name="Preformatted_20_Text">salt = its-secret</text:p>
            <text:p text:style-name="Preformatted_20_Text"/>
            <text:p text:style-name="Preformatted_20_Text">[App]</text:p>
            <text:p text:style-name="P9">namespace = App</text:p>
            <text:p text:style-name="Text_20_body">O arquivo ini acima, resultaria nos mesmos dados de configuração final do exemplo PHP acima. As estruturas de matriz podem ser criadas através de valores separados por <text:soft-page-break/>pontos ou por seções. As seções podem conter chaves separadas por pontos para um assentamento mais profundo.</text:p>
          </text:section>
          <text:section text:style-name="Sect1" text:name="arquivos-de-configuracao-do-json">
            <text:h text:style-name="Heading_20_3" text:outline-level="3">Arquivos de configuração do Json</text:h>
            <text:p text:style-name="P8"><text:bookmark text:name="Cake\Core\Configure\Engine\JsonConfig"/><text:span text:style-name="Emphasis">class </text:span><text:span text:style-name="Source_20_Text">Cake\Core\Configure\Engine\JsonConfig</text:span> </text:p>
            <text:p text:style-name="Text_20_body">Permite ler/descarregar arquivos de configuração armazenados como cadeias codificadas JSON em arquivos .json.</text:p>
            <text:p text:style-name="Text_20_body">Um exemplo de arquivo JSON seria semelhante a:</text:p>
            <text:p text:style-name="Preformatted_20_Text">{</text:p>
            <text:p text:style-name="Preformatted_20_Text"><text:s text:c="4"/>"debug": false,</text:p>
            <text:p text:style-name="Preformatted_20_Text"><text:s text:c="4"/>"App": {</text:p>
            <text:p text:style-name="Preformatted_20_Text"><text:s text:c="8"/>"namespace": "MyApp"</text:p>
            <text:p text:style-name="Preformatted_20_Text"><text:s text:c="4"/>},</text:p>
            <text:p text:style-name="Preformatted_20_Text"><text:s text:c="4"/>"Security": {</text:p>
            <text:p text:style-name="Preformatted_20_Text"><text:s text:c="8"/>"salt": "its-secret"</text:p>
            <text:p text:style-name="Preformatted_20_Text"><text:s text:c="4"/>}</text:p>
            <text:p text:style-name="P9">}</text:p>
          </text:section>
        </text:section>
        <text:section text:style-name="Sect1" text:name="bootstrapping-cakephp">
          <text:h text:style-name="Heading_20_2" text:outline-level="2">Bootstrapping CakePHP</text:h>
          <text:p text:style-name="Text_20_body">Se você tiver alguma necessidade de configuração adicional, adicione-a ao arquivo <text:span text:style-name="Strong_20_Emphasis">config/bootstrap.php</text:span> do seu aplicativo. Este arquivo é incluído antes de cada solicitação, e o comando CLI.</text:p>
          <text:p text:style-name="Text_20_body">Este arquivo é ideal para várias tarefas de bootstrapping comuns:</text:p>
          <text:list xml:id="list3620813209771344496" text:style-name="L5">
            <text:list-item>
              <text:p text:style-name="P6">Definir funções de conveniência. </text:p>
            </text:list-item>
            <text:list-item>
              <text:p text:style-name="P6">Declaração de constantes. </text:p>
            </text:list-item>
            <text:list-item>
              <text:p text:style-name="P6">Definição da configuração do cache. </text:p>
            </text:list-item>
            <text:list-item>
              <text:p text:style-name="P6">Definição da configuração de log. </text:p>
            </text:list-item>
            <text:list-item>
              <text:p text:style-name="P6">Carregando inflexões personalizadas. </text:p>
            </text:list-item>
            <text:list-item>
              <text:p text:style-name="P2">Carregando arquivos de configuração. </text:p>
            </text:list-item>
          </text:list>
          <text:p text:style-name="Text_20_body">Pode ser tentador para colocar as funções de formatação lá, a fim de usá-los em seus controladores. Como você verá nas seções <text:a xlink:type="simple" xlink:href="https://book.cakephp.org/3.0/pt/controllers.html" text:style-name="Internet_20_link" text:visited-style-name="Visited_20_Internet_20_Link">Controllers (Controladores)</text:a> e <text:a xlink:type="simple" xlink:href="https://book.cakephp.org/3.0/pt/views.html" text:style-name="Internet_20_link" text:visited-style-name="Visited_20_Internet_20_Link">Views (Visualização)</text:a> há melhores maneiras de adicionar lógica personalizada à sua aplicação.</text:p>
          <text:section text:style-name="Sect1" text:name="application-bootstrap">
            <text:h text:style-name="Heading_20_3" text:outline-level="3"><text:bookmark text:name="id1"/>Application::bootstrap()</text:h>
            <text:p text:style-name="Text_20_body">Além do arquivo <text:span text:style-name="Strong_20_Emphasis">config/bootstrap.php</text:span> que deve ser usado para configurar preocupações de baixo nível do seu aplicativo, você também pode usar o método <text:span text:style-name="Source_20_Text">Application::bootstrap()</text:span> para carregar/inicializar plugins, E anexar ouvintes de eventos globais:</text:p>
            <text:p text:style-name="Preformatted_20_Text">// Em src/Application.php</text:p>
            <text:p text:style-name="Preformatted_20_Text">namespace App;</text:p>
            <text:p text:style-name="Preformatted_20_Text"/>
            <text:p text:style-name="Preformatted_20_Text">use Cake\Core\Plugin;</text:p>
            <text:p text:style-name="Preformatted_20_Text">use Cake\Http\BaseApplication;</text:p>
            <text:p text:style-name="Preformatted_20_Text"><text:soft-page-break/></text:p>
            <text:p text:style-name="Preformatted_20_Text">class Application extends BaseApplication</text:p>
            <text:p text:style-name="Preformatted_20_Text">{</text:p>
            <text:p text:style-name="Preformatted_20_Text"><text:s text:c="4"/>public function bootstrap()</text:p>
            <text:p text:style-name="Preformatted_20_Text"><text:s text:c="4"/>{</text:p>
            <text:p text:style-name="Preformatted_20_Text"><text:s text:c="8"/>// Chamar o pai para `require_once` config/bootstrap.php</text:p>
            <text:p text:style-name="Preformatted_20_Text"><text:s text:c="8"/>parent::bootstrap();</text:p>
            <text:p text:style-name="Preformatted_20_Text"/>
            <text:p text:style-name="Preformatted_20_Text"><text:s text:c="8"/>Plugin::load('MyPlugin', ['bootstrap' =&gt; true, 'routes' =&gt; true]);</text:p>
            <text:p text:style-name="Preformatted_20_Text"><text:s text:c="4"/>}</text:p>
            <text:p text:style-name="P9">}</text:p>
            <text:p text:style-name="Text_20_body">Carregar plugins/eventos em <text:span text:style-name="Source_20_Text">Application::bootstrap()</text:span> torna <text:a xlink:type="simple" xlink:href="https://book.cakephp.org/3.0/pt/development/testing.html#integration-testing" text:style-name="Internet_20_link" text:visited-style-name="Visited_20_Internet_20_Link">Controller Integration Testing</text:a> mais fácil à medida que os eventos e rotas serão re-processados em cada método de teste.</text:p>
          </text:section>
        </text:section>
        <text:section text:style-name="Sect1" text:name="variaveis-de-ambiente">
          <text:h text:style-name="Heading_20_2" text:outline-level="2">Variáveis de Ambiente</text:h>
          <text:p text:style-name="Text_20_body">Alguns dos provedores modernos de nuvem, como o Heroku, permitem definir variáveis de ambiente. Ao definir variáveis de ambiente, você pode configurar seu aplicativo CakePHP como um aplicativo 12factor. Seguir as instruções do aplicativo <text:a xlink:type="simple" xlink:href="http://12factor.net/" text:style-name="Internet_20_link" text:visited-style-name="Visited_20_Internet_20_Link">12factor app instructions</text:a> é uma boa maneira de criar um app sem estado e facilitar a implantação do seu aplicativo. Isso significa, por exemplo, que, se você precisar alterar seu banco de dados, você precisará modificar uma variável DATABASE_URL na sua configuração de host sem a necessidade de alterá-la em seu código-fonte.</text:p>
          <text:p text:style-name="Text_20_body">Como você pode ver no seu <text:span text:style-name="Strong_20_Emphasis">app.php</text:span>, as seguintes variáveis estão em uso:</text:p>
          <text:list xml:id="list174529633838102263" text:style-name="L6">
            <text:list-item>
              <text:p text:style-name="P7"><text:span text:style-name="Source_20_Text">DEBUG</text:span> (<text:span text:style-name="Source_20_Text">0</text:span> ou``1``) </text:p>
            </text:list-item>
            <text:list-item>
              <text:p text:style-name="P7"><text:span text:style-name="Source_20_Text">APP_ENCODING</text:span> (ie UTF-8) </text:p>
            </text:list-item>
            <text:list-item>
              <text:p text:style-name="P7"><text:span text:style-name="Source_20_Text">APP_DEFAULT_LOCALE</text:span> (ie <text:span text:style-name="Source_20_Text">en_US</text:span>) </text:p>
            </text:list-item>
            <text:list-item>
              <text:p text:style-name="P7"><text:span text:style-name="Source_20_Text">SECURITY_SALT</text:span> </text:p>
            </text:list-item>
            <text:list-item>
              <text:p text:style-name="P7"><text:span text:style-name="Source_20_Text">CACHE_DEFAULT_URL</text:span> (ie <text:span text:style-name="Source_20_Text">File:///?prefix=myapp_&amp;serialize=true&amp;timeout=3600&amp;path=../tmp/cache/</text:span>) </text:p>
            </text:list-item>
            <text:list-item>
              <text:p text:style-name="P7"><text:span text:style-name="Source_20_Text">CACHE_CAKECORE_URL</text:span> (ie <text:span text:style-name="Source_20_Text">File:///?prefix=myapp_cake_core_&amp;serialize=true&amp;timeout=3600&amp;path=../tmp/cache/persistent/</text:span>) </text:p>
            </text:list-item>
            <text:list-item>
              <text:p text:style-name="P7"><text:span text:style-name="Source_20_Text">CACHE_CAKEMODEL_URL</text:span> (ie <text:span text:style-name="Source_20_Text">File:///?prefix=myapp_cake_model_&amp;serialize=true&amp;timeout=3600&amp;path=../tmp/cache/models/</text:span>) </text:p>
            </text:list-item>
            <text:list-item>
              <text:p text:style-name="P7"><text:span text:style-name="Source_20_Text">EMAIL_TRANSPORT_DEFAULT_URL</text:span> (ie <text:span text:style-name="Source_20_Text">smtp://user:password@hostname:port?tls=null&amp;client=null&amp;timeout=30</text:span>) </text:p>
            </text:list-item>
            <text:list-item>
              <text:p text:style-name="P7"><text:span text:style-name="Source_20_Text">DATABASE_URL</text:span> (ie <text:span text:style-name="Source_20_Text">mysql://user:pass@db/my_app</text:span>) </text:p>
            </text:list-item>
            <text:list-item>
              <text:p text:style-name="P7"><text:span text:style-name="Source_20_Text">DATABASE_TEST_URL</text:span> (ie <text:span text:style-name="Source_20_Text">mysql://user:pass@db/test_my_app</text:span>) </text:p>
            </text:list-item>
            <text:list-item>
              <text:p text:style-name="P7"><text:soft-page-break/><text:span text:style-name="Source_20_Text">LOG_DEBUG_URL</text:span> (ie <text:span text:style-name="Source_20_Text">file:///?levels[]=notice&amp;levels[]=info&amp;levels[]=debug&amp;file=debug&amp;path=../logs/</text:span>) </text:p>
            </text:list-item>
            <text:list-item>
              <text:p text:style-name="P3"><text:span text:style-name="Source_20_Text">LOG_ERROR_URL</text:span> (ie <text:span text:style-name="Source_20_Text">file:///?levels[]=warning&amp;levels[]=error&amp;levels[]=critical&amp;levels[]=alert&amp;levels[]=emergency&amp;file=error&amp;path=../logs/</text:span>) </text:p>
            </text:list-item>
          </text:list>
          <text:p text:style-name="Text_20_body">Como você pode ver nos exemplos, definimos algumas opções de configuração como <text:a xlink:type="simple" xlink:href="https://book.cakephp.org/3.0/pt/appendices/glossary.html#term-dsn" text:style-name="Internet_20_link" text:visited-style-name="Visited_20_Internet_20_Link">DSN</text:a>. Este é o caso de bancos de dados, logs, transporte de e-mail e configurações de cache.</text:p>
          <text:p text:style-name="Text_20_body">Se as variáveis de ambiente não estiverem definidas no seu ambiente, o CakePHP usará os valores definidos no <text:span text:style-name="Strong_20_Emphasis">app.php</text:span>. Você pode usar a biblioteca <text:a xlink:type="simple" xlink:href="https://github.com/josegonzalez/php-dotenv" text:style-name="Internet_20_link" text:visited-style-name="Visited_20_Internet_20_Link">php-dotenv library</text:a> para usar variáveis de ambiente em um desenvolvimento local. Consulte as instruções Leiame da biblioteca para obter mais informações.</text:p>
        </text:section>
        <text:section text:style-name="Sect1" text:name="desabilitando-tabelas-genericas">
          <text:h text:style-name="Heading_20_2" text:outline-level="2">Desabilitando tabelas genéricas</text:h>
          <text:p text:style-name="Text_20_body">Embora a utilização de classes de tabela genéricas - também chamadas auto-tables - quando a criação rápida de novos aplicativos e modelos de cozimento é útil, a classe de tabela genérica pode tornar a depuração mais difícil em alguns cenários.</text:p>
          <text:p text:style-name="Text_20_body">Você pode verificar se qualquer consulta foi emitida de uma classe de tabela genérica via DebugKit através do painel SQL no DebugKit. Se você ainda tiver problemas para diagnosticar um problema que pode ser causado por tabelas automáticas, você pode lançar uma exceção quando o CakePHP implícitamente usa um <text:span text:style-name="Source_20_Text">Cake\ORM\Table</text:span> genérico em vez de sua classe concreta assim:</text:p>
          <text:p text:style-name="Preformatted_20_Text">// No seu bootstrap.php</text:p>
          <text:p text:style-name="Preformatted_20_Text">use Cake\Event\EventManager;</text:p>
          <text:p text:style-name="Preformatted_20_Text">// Prior to 3.6 use Cake\Network\Exception\NotFoundException</text:p>
          <text:p text:style-name="Preformatted_20_Text">use Cake\Http\Exception\InternalErrorException;</text:p>
          <text:p text:style-name="Preformatted_20_Text"/>
          <text:p text:style-name="Preformatted_20_Text">$isCakeBakeShellRunning = (PHP_SAPI === 'cli' &amp;&amp; isset($argv[1]) &amp;&amp; $argv[1] === 'bake');</text:p>
          <text:p text:style-name="Preformatted_20_Text">if (!$isCakeBakeShellRunning) {</text:p>
          <text:p text:style-name="Preformatted_20_Text"><text:s text:c="4"/>EventManager::instance()-&gt;on('Model.initialize', function($event) {</text:p>
          <text:p text:style-name="Preformatted_20_Text"><text:s text:c="8"/>$subject = $event-&gt;getSubject();</text:p>
          <text:p text:style-name="Preformatted_20_Text"><text:s text:c="8"/>if (get_class($subject === 'Cake\ORM\Table') {</text:p>
          <text:p text:style-name="Preformatted_20_Text"><text:s text:c="12"/>$msg = sprintf(</text:p>
          <text:p text:style-name="Preformatted_20_Text"><text:s text:c="16"/>'Missing table class or incorrect alias when registering table class for database table %s.',</text:p>
          <text:p text:style-name="Preformatted_20_Text"><text:s text:c="16"/>$subject-&gt;getTable());</text:p>
          <text:p text:style-name="Preformatted_20_Text"><text:s text:c="12"/>throw new InternalErrorException($msg);</text:p>
          <text:p text:style-name="Preformatted_20_Text"><text:s text:c="8"/>}</text:p>
          <text:p text:style-name="Preformatted_20_Text"><text:s text:c="4"/>});</text:p>
          <text:p text:style-name="P9">}</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0T15:07:45.651495834</meta:creation-date>
    <dc:date>2018-04-20T15:07:56.821204339</dc:date>
    <meta:editing-duration>PT12S</meta:editing-duration>
    <meta:editing-cycles>1</meta:editing-cycles>
    <meta:document-statistic meta:table-count="2" meta:image-count="0" meta:object-count="0" meta:page-count="13" meta:paragraph-count="330" meta:word-count="3178" meta:character-count="23980" meta:non-whitespace-character-count="20520"/>
    <meta:generator>LibreOffice/5.1.6.2$Linux_X86_64 LibreOffice_project/10m0$Build-2</meta:generator>
  </office:meta>
</office:document-meta>
</file>